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MatchResult.begin( int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MatchResult.beginOffset( int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MatchResult.endOffset( int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MatchResult.end( int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Match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MatchResult.group( int gr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MatchResult.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MatchResul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MatchResult._incrementMatchBeginOffset( int stream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MatchResult.AwkMatchResult( String match , int matchBegin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